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064c" officeooo:paragraph-rsid="000e064c"/>
    </style:style>
    <style:style style:name="P2" style:family="paragraph" style:parent-style-name="Standard">
      <style:text-properties officeooo:rsid="000e064c" officeooo:paragraph-rsid="00126259"/>
    </style:style>
    <style:style style:name="P3" style:family="paragraph" style:parent-style-name="Standard">
      <style:text-properties fo:font-weight="bold" officeooo:rsid="000e064c" officeooo:paragraph-rsid="000e064c" style:font-weight-asian="bold" style:font-weight-complex="bold"/>
    </style:style>
    <style:style style:name="P4" style:family="paragraph" style:parent-style-name="Standard">
      <style:text-properties officeooo:rsid="000e064c" officeooo:paragraph-rsid="0014ee17"/>
    </style:style>
    <style:style style:name="P5" style:family="paragraph" style:parent-style-name="Standard" style:list-style-name="L1">
      <style:text-properties officeooo:rsid="000e064c" officeooo:paragraph-rsid="0014ee17"/>
    </style:style>
    <style:style style:name="P6" style:family="paragraph" style:parent-style-name="Standard" style:list-style-name="L1">
      <style:text-properties officeooo:rsid="000e064c" officeooo:paragraph-rsid="00126259"/>
    </style:style>
    <style:style style:name="T1" style:family="text">
      <style:text-properties officeooo:rsid="000f9ea3"/>
    </style:style>
    <style:style style:name="T2" style:family="text">
      <style:text-properties officeooo:rsid="0010c272"/>
    </style:style>
    <style:style style:name="T3" style:family="text">
      <style:text-properties officeooo:rsid="00126259"/>
    </style:style>
    <style:style style:name="T4" style:family="text">
      <style:text-properties officeooo:rsid="00144383"/>
    </style:style>
    <style:style style:name="T5" style:family="text">
      <style:text-properties officeooo:rsid="0014ee1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ee17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ibuting to <text:span text:style-name="T3">reproducible</text:span> science with git and github</text:p>
      <text:p text:style-name="P1"/>
      <text:p text:style-name="P4"><text:span text:style-name="T1">Efforts towards r</text:span>eproducible science <text:span text:style-name="T1">are more and more promoted by</text:span> the organisational and funding institutions, as well as <text:span text:style-name="T4">by</text:span> the scientific community. <text:span text:style-name="T1">T</text:span>he use of <text:span text:style-name="T5">shared </text:span>repository <text:span text:style-name="T5">containing </text:span>source code <text:span text:style-name="T3">with automated tracking of changes is one of the aspect to implementing more reproducible research.</text:span></text:p>
      <text:p text:style-name="P1"/>
      <text:p text:style-name="P4">The <text:span text:style-name="T5">tutorial</text:span> will focus on two aspects : </text:p>
      <text:p text:style-name="P4"/>
      <text:list xml:id="list6175342681398305196" text:style-name="L1">
        <text:list-item>
          <text:p text:style-name="P5"><text:span text:style-name="T5">In the first part, I will present the </text:span>the basic commands of <text:span text:style-name="T6">git, </text:span>the most widely use <text:span text:style-name="T3">tool</text:span> for code sharing and versionning. <text:span text:style-name="T7">Git</text:span> can be implemented as a stand alon<text:span text:style-name="T1">e</text:span> solution on a server with <text:span text:style-name="T6">gitlab</text:span>, but also supported by websites such as <text:span text:style-name="T6">framagit</text:span>, <text:span text:style-name="T6">github </text:span>or <text:span text:style-name="T6">bitbucket</text:span>.</text:p>
          <text:p text:style-name="P5"/>
        </text:list-item>
        <text:list-item>
          <text:p text:style-name="P6"><text:span text:style-name="T3">In the</text:span> second <text:span text:style-name="T3">part, I</text:span> will <text:span text:style-name="T3">show </text:span>how to<text:span text:style-name="T3"> </text:span>contribut<text:span text:style-name="T5">e</text:span> to existing <text:span text:style-name="T3">collaborative </text:span>large open source projects, <text:span text:style-name="T5">with reference to examples of successful open source projects </text:span>(e.g. scikit-learn, python-mne, python-neo, etc.).</text:p>
          <text:p text:style-name="P6"/>
        </text:list-item>
      </text:list>
      <text:p text:style-name="P2"><text:span text:style-name="T3">I will introduce how</text:span> to establish your own project, and allow contribution<text:span text:style-name="T3">s from others (including with outside of lab)</text:span> respecting <text:span text:style-name="T2">the minimal</text:span> rules <text:span text:style-name="T2">to ensure efficient collaborative effort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</meta:initial-creator>
    <meta:creation-date>2020-03-02T11:58:02.425456292</meta:creation-date>
    <dc:date>2020-03-02T15:48:36.008367883</dc:date>
    <meta:editing-duration>PT18M18S</meta:editing-duration>
    <meta:editing-cycles>4</meta:editing-cycles>
    <meta:generator>LibreOffice/5.2.7.2$Linux_X86_64 LibreOffice_project/20m0$Build-2</meta:generator>
    <dc:creator>David M</dc:creator>
    <meta:document-statistic meta:table-count="0" meta:image-count="0" meta:object-count="0" meta:page-count="1" meta:paragraph-count="8" meta:word-count="172" meta:character-count="1078" meta:non-whitespace-character-count="915"/>
  </office:meta>
</office:document-meta>
</file>